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Web" style:master-page-name="MP0" style:family="paragraph">
      <style:paragraph-properties fo:break-before="page" fo:text-align="end" fo:margin-bottom="0in" fo:line-height="100%"/>
    </style:style>
    <style:style style:name="T2" style:parent-style-name="Policepardéfaut" style:family="text">
      <style:text-properties style:font-name="Calibri Light" style:font-name-complex="Calibri Light" fo:font-weight="bold" style:font-weight-asian="bold" style:font-weight-complex="bold" fo:font-size="16pt" style:font-size-asian="16pt" style:font-size-complex="16pt" fo:language="en" fo:country="GB"/>
    </style:style>
    <style:style style:name="P3" style:parent-style-name="NormalWeb" style:family="paragraph">
      <style:paragraph-properties fo:margin-bottom="0in" fo:line-height="100%"/>
      <style:text-properties style:font-name="Calibri Light" style:font-name-complex="Calibri Light" fo:language="en" fo:country="GB"/>
    </style:style>
    <style:style style:name="P4" style:parent-style-name="NormalWeb" style:family="paragraph">
      <style:paragraph-properties fo:margin-bottom="0in" fo:line-height="100%"/>
    </style:style>
    <style:style style:name="T5" style:parent-style-name="Policepardéfaut" style:family="text">
      <style:text-properties style:font-name="Calibri Light" style:font-name-complex="Calibri Light" fo:font-weight="bold" style:font-weight-asian="bold" style:font-weight-complex="bold" fo:font-size="14pt" style:font-size-asian="14pt" style:font-size-complex="14pt" fo:language="en" fo:country="GB"/>
    </style:style>
    <style:style style:name="P6" style:parent-style-name="NormalWeb" style:family="paragraph">
      <style:paragraph-properties fo:margin-bottom="0in" fo:line-height="100%"/>
      <style:text-properties style:font-name="Calibri Light" style:font-name-complex="Calibri Light" fo:language="en" fo:country="GB"/>
    </style:style>
    <style:style style:name="P7" style:parent-style-name="NormalWeb" style:family="paragraph">
      <style:paragraph-properties fo:margin-bottom="0in" fo:line-height="100%"/>
      <style:text-properties style:font-name="Calibri Light" style:font-name-complex="Calibri Light" fo:language="en" fo:country="GB"/>
    </style:style>
    <style:style style:name="P8" style:parent-style-name="NormalWeb" style:family="paragraph">
      <style:paragraph-properties fo:margin-bottom="0in" fo:line-height="100%"/>
      <style:text-properties style:font-name="Calibri Light" style:font-name-complex="Calibri Light" fo:language="en" fo:country="GB"/>
    </style:style>
    <style:style style:name="P9" style:parent-style-name="NormalWeb" style:family="paragraph">
      <style:paragraph-properties fo:margin-bottom="0in" fo:line-height="100%"/>
    </style:style>
    <style:style style:name="T10" style:parent-style-name="Policepardéfaut" style:family="text">
      <style:text-properties style:font-name="Calibri Light" style:font-name-complex="Calibri Light" fo:language="en" fo:country="GB"/>
    </style:style>
    <style:style style:name="T11" style:parent-style-name="Policepardéfaut" style:family="text">
      <style:text-properties style:font-name="Calibri Light" style:font-name-complex="Calibri Light" fo:font-style="italic" style:font-style-asian="italic" style:font-style-complex="italic" fo:language="en" fo:country="GB"/>
    </style:style>
    <style:style style:name="T12" style:parent-style-name="Policepardéfaut" style:family="text">
      <style:text-properties style:font-name="Calibri Light" style:font-name-complex="Calibri Light" fo:language="en" fo:country="GB"/>
    </style:style>
    <style:style style:name="T13" style:parent-style-name="Policepardéfaut" style:family="text">
      <style:text-properties style:font-name="Calibri Light" style:font-name-complex="Calibri Light" fo:language="en" fo:country="GB"/>
    </style:style>
    <style:style style:name="T14" style:parent-style-name="Policepardéfaut" style:family="text">
      <style:text-properties style:font-name="Calibri Light" style:font-name-complex="Calibri Light" fo:language="en" fo:country="GB"/>
    </style:style>
    <style:style style:name="T15" style:parent-style-name="Policepardéfaut" style:family="text">
      <style:text-properties style:font-name="Calibri Light" style:font-name-complex="Calibri Light" fo:language="en" fo:country="GB"/>
    </style:style>
    <style:style style:name="T16" style:parent-style-name="Policepardéfaut" style:family="text">
      <style:text-properties style:font-name="Calibri Light" style:font-name-complex="Calibri Light" fo:language="en" fo:country="GB"/>
    </style:style>
    <style:style style:name="P17" style:parent-style-name="NormalWeb" style:family="paragraph">
      <style:paragraph-properties fo:margin-bottom="0in" fo:line-height="100%"/>
      <style:text-properties style:font-name="Calibri Light" style:font-name-complex="Calibri Light" fo:language="en" fo:country="GB"/>
    </style:style>
    <style:style style:name="P18" style:parent-style-name="NormalWeb" style:family="paragraph">
      <style:paragraph-properties fo:margin-bottom="0in" fo:line-height="100%"/>
      <style:text-properties style:font-name="Calibri Light" style:font-name-complex="Calibri Light" fo:language="en" fo:country="GB"/>
    </style:style>
    <style:style style:name="P19" style:parent-style-name="NormalWeb" style:family="paragraph">
      <style:paragraph-properties fo:margin-bottom="0in" fo:line-height="100%"/>
      <style:text-properties style:font-name="Calibri Light" style:font-name-complex="Calibri Light" fo:language="en" fo:country="GB"/>
    </style:style>
    <style:style style:name="P20" style:parent-style-name="NormalWeb" style:family="paragraph">
      <style:paragraph-properties fo:margin-bottom="0in" fo:line-height="100%"/>
    </style:style>
    <style:style style:name="T21" style:parent-style-name="Policepardéfaut" style:family="text">
      <style:text-properties style:font-name="Calibri Light" style:font-name-complex="Calibri Light" fo:font-weight="bold" style:font-weight-asian="bold" style:font-weight-complex="bold" fo:font-size="14pt" style:font-size-asian="14pt" style:font-size-complex="14pt" fo:language="en" fo:country="GB"/>
    </style:style>
    <style:style style:name="P22" style:parent-style-name="NormalWeb" style:family="paragraph">
      <style:paragraph-properties fo:margin-bottom="0in" fo:line-height="100%"/>
      <style:text-properties style:font-name="Calibri Light" style:font-name-complex="Calibri Light" fo:language="en" fo:country="GB"/>
    </style:style>
    <style:style style:name="P23" style:parent-style-name="NormalWeb" style:family="paragraph">
      <style:paragraph-properties fo:margin-bottom="0in" fo:line-height="100%"/>
      <style:text-properties style:font-name="Calibri Light" style:font-name-complex="Calibri Light" fo:language="en" fo:country="GB"/>
    </style:style>
    <style:style style:name="P24" style:parent-style-name="NormalWeb" style:family="paragraph">
      <style:paragraph-properties fo:margin-bottom="0in" fo:line-height="100%"/>
      <style:text-properties style:font-name="Calibri Light" style:font-name-complex="Calibri Light" fo:language="en" fo:country="GB"/>
    </style:style>
    <style:style style:name="P25" style:parent-style-name="NormalWeb" style:family="paragraph">
      <style:paragraph-properties fo:margin-bottom="0in" fo:line-height="100%"/>
      <style:text-properties style:font-name="Calibri Light" style:font-name-complex="Calibri Light" fo:language="en" fo:country="GB"/>
    </style:style>
    <style:style style:name="P26" style:parent-style-name="NormalWeb" style:family="paragraph">
      <style:paragraph-properties fo:margin-bottom="0in" fo:line-height="100%"/>
      <style:text-properties style:font-name="Calibri Light" style:font-name-complex="Calibri Light" fo:language="en" fo:country="GB"/>
    </style:style>
    <style:style style:name="P27" style:parent-style-name="NormalWeb" style:family="paragraph">
      <style:paragraph-properties fo:margin-bottom="0in" fo:line-height="100%"/>
    </style:style>
    <style:style style:name="T28" style:parent-style-name="Policepardéfaut" style:family="text">
      <style:text-properties style:font-name="Calibri Light" style:font-name-complex="Calibri Light" fo:language="en" fo:country="GB"/>
    </style:style>
    <style:style style:name="T29" style:parent-style-name="Policepardéfaut" style:family="text">
      <style:text-properties style:font-name="Calibri Light" style:font-name-complex="Calibri Light"/>
    </style:style>
    <style:style style:name="P30" style:parent-style-name="Normal" style:family="paragraph">
      <style:text-properties style:font-name="Calibri Light" style:font-name-complex="Calibri Light"/>
    </style:style>
  </office:automatic-styles>
  <office:body>
    <office:text text:use-soft-page-breaks="true">
      <text:p text:style-name="P1"><text:span text:style-name="T2">Ülis//Mist////</text:span></text:p>
      <text:p text:style-name="P3"/>
      <text:p text:style-name="P4"><text:span text:style-name="T5">////Frontier//Downtown</text:span></text:p>
      <text:p text:style-name="P6"/>
      <text:p text:style-name="P7">Ülis woke up early, sweaty and tense from a nightmare, but he had to prepare anyway. Getting up silently, careful not to wake the others, he left his bed and started his preparations for his expedition. He sharpened his blade, washed it carefully, sealed seven litlle clay bottles, greased his pieces of leathery armor, the latest addition to his hunting gear and by far the most expensive part of it, it was made from a lockjaw deer’s hide. But if he had learned something from the Forest, it was to play it safe. You could survive being broke, not bleeding out in a mystical place or at least, that’s what he thought. Because being broke wasn’t really that much of much of a better situation when you are living in the Frontier. The muddy, broken down, bastion of the Empire destroyed and rebuild a thousand time. Each time more and more convoluted and strange. If you asked the governor about it, he would say that « it’s a testament of the Empire determination » and for Ülis and all of the Pioneers of the Mist-filled land would have<text:s/>heard<text:s/>« a testament of its failure ».</text:p>
      <text:p text:style-name="P8"/>
      <text:p text:style-name="P9"><text:span text:style-name="T10">Anyway, failure or not, the sun was rising on the city hiding the scars of time and Ülis had to go soon before the fog starts to move. Outside of his room, he was met by some old woman, he may have known when he was still a kid, she was as bleak as the street, as worn out as the pavement and carried a few once-blank shirts. When they made eye contact, she seems to recognise him for a second then, understanding what his overall equipment meant she quickly walked away. Walking along side the dirty canal coming from behind the fortress, he began looking at the mossy water mills thinking of its practicality in the forest and quickly dismissing the idea with smirk. He soon reached was had been a long time ago, beautiful gates from which you could see the Forest, and its crown of fog sitting on the plains surrounding the real challenge of the place. If surviving in Frontier was a challenge, surviving in the Forest, no not even the Forest, even the Fog needed years of learning, and accepting to go through the<text:s/></text:span><text:span text:style-name="T11">Sacre</text:span><text:span text:style-name="T12">. The strangest part of the Pioneers was their rituals and codified rules within one of the wildest and lawless places in the whole</text:span><text:span text:style-name="T13"><text:s/>empire</text:span><text:span text:style-name="T14">. This morning three hunters dived from the Frontier’s gate, once many more used to go through here but the new spiritual leader of the fog dweller</text:span><text:span text:style-name="T15">s</text:span><text:span text:style-name="T16">, declared that the city’s path was no longer viable. Nowadays the Pioneer found three new entries in the Crown but being far away from the city, Ülis couldn’t go through those without leaving his uncle without a financial support for a least 3 months. So, for now, he’d do his ritual of entry on the hill in front of the city.<text:s/></text:span></text:p>
      <text:p text:style-name="P17"/>
      <text:p text:style-name="P18">Sitting in the grass, he broke the seal of the smallest clay bottle he had, but before drinking the water inside he grabbed something out of his pocket. An old engraved compass, but where used to be the compass’ needle was now a slightly luminous mist. Tightening his hand<text:s/><text:soft-page-break/>around the compass he drank the small bottle and felt the now usual melancholy and longing. Slowly he looked at his compass now pulsating slowly, the slightly rhythmic humming in the air and the fog slowly reaching him. Slowly disappearing inside the fog, he was granted entry in the Forest.</text:p>
      <text:p text:style-name="P19"/>
      <text:p text:style-name="P20"><text:span text:style-name="T21">////Forest//Ruins</text:span></text:p>
      <text:p text:style-name="P22"/>
      <text:p text:style-name="P23">Walking out of the fog, he looked around he was not too unlucky, he had reached the middle of the ruins of the old city before 9 AM, losing no time in went down the slowly declining road that used to deserve the city, no use to looked around here, it had been swept clean long ago and beasts didn’t even go that high in the valley. When the sun reached his highest point, he chose to rest high up on what used to be a chimney, which allowed him to see a huge herd of boars coming toward him. Tumbling down quickly, he unsealed and drank half of another of those clay bottle and prepared himself for the hunt. The other half was used on a wire attached to a tree and a few rocks in his hand. Hidden in a tree, breathing in slowly Ülis watched the pack pass under him, watching carefully the lasts boars, he saw a good target: an old one, a bit slower but big and still strong.</text:p>
      <text:p text:style-name="P24"/>
      <text:p text:style-name="P25">Creating tension on the wire just when it was in front of the boar, he grasped something like a veil in his mind, revealing something glorious but so enormous you could not understand or see. When this feeling reached his peak, he started to let it flow slowly through him toward his hand. His mentor once said « Imagine like you let water slowly flow on your skin, but remember to always use a minimal amount... », a small smile appeared on his face « I’m doing just that but if only you followed your own rules…. », the smile disappeared and the usual headache appeared. The wire started glowing red and with one smooth tug the beast’s head fell off.<text:s/></text:p>
      <text:p text:style-name="P26"/>
      <text:p text:style-name="P27"><text:span text:style-name="T28">The remaining energy he had in his body was getting restless so he threw the rocks charged with the remaining magic outside of his hideout and felt he headache slowly recess. The rocks either exploded or turned in a massive pool of mud. He quickly rushed toward the body of the boar. Grabbing the head quickly, he rushed toward the body of the boar and quickly processed it. If anyone saw him working, they would have guessed he was a seasoned hunter.<text:s/></text:span><text:span text:style-name="T29">He took on</text:span></text:p>
      <text:p text:style-name="P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986in" fo:line-height="115%"/>
      <style:text-properties style:font-name="Times New Roman" style:font-name-asian="Times New Roman" style:font-name-complex="Times New Roman"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theve.saul@gmail.com</meta:initial-creator>
    <dc:creator>etheve.saul@gmail.com</dc:creator>
    <meta:creation-date>2020-06-03T09:26:00Z</meta:creation-date>
    <dc:date>2020-06-03T09:31:00Z</dc:date>
    <meta:template xlink:href="Normal" xlink:type="simple"/>
    <meta:editing-cycles>1</meta:editing-cycles>
    <meta:editing-duration>PT300S</meta:editing-duration>
    <meta:document-statistic meta:page-count="2" meta:paragraph-count="10" meta:word-count="821" meta:character-count="5328" meta:row-count="37" meta:non-whitespace-character-count="4517"/>
  </office:meta>
</office:document-meta>
</file>